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3.404cm"/>
    </style:style>
    <style:style style:name="co6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1pt" style:font-size-asian="21pt" style:font-size-complex="21pt"/>
    </style:style>
    <style:style style:name="ce2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Users Tabl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FIELD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-NULL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Firstname 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T-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T-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NOT-NULL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NOT-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T-NULL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/>
          <table:table-cell office:value-type="string" calcext:value-type="string">
            <text:p>Phone_number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OT-NULL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-NULL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-NULL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-NULL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T-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ipcode</text:p>
          </table:table-cell>
          <table:table-cell office:value-type="string" calcext:value-type="string">
            <text:p>bigI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09:20:19.608000000</meta:creation-date>
    <dc:date>2025-02-07T18:32:44.648000000</dc:date>
    <meta:editing-duration>PT8H50M51S</meta:editing-duration>
    <meta:editing-cycles>1</meta:editing-cycles>
    <meta:document-statistic meta:table-count="1" meta:cell-count="53" meta:object-count="0"/>
    <meta:generator>LibreOffice/24.2.5.2$Windows_X86_64 LibreOffice_project/bffef4ea93e59bebbeaf7f431bb02b1a39ee8a59</meta:generator>
  </office:meta>
</office:document-meta>
</file>